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Bumped BRK" svg:font-family="'Bumped BRK'" style:font-pitch="variable"/>
    <style:font-face style:name="Classic Trash 2 BRK" svg:font-family="'Classic Trash 2 BRK'" style:font-pitch="variable"/>
    <style:font-face style:name="Embossing Tape 1 BRK" svg:font-family="'Embossing Tape 1 BRK'" style:font-pitch="variable"/>
    <style:font-face style:name="Embossing Tape 3 BRK" svg:font-family="'Embossing Tape 3 BRK'" style:font-pitch="variable"/>
    <style:font-face style:name="Grudge BRK" svg:font-family="'Grudge BRK'" style:font-pitch="variable"/>
    <style:font-face style:name="Hyde BRK" svg:font-family="'Hyde BRK'" style:font-pitch="variable"/>
    <style:font-face style:name="Quantum Taper BRK" svg:font-family="'Quantum Taper BRK'" style:font-pitch="variable"/>
    <style:font-face style:name="Stranded BRK" svg:font-family="'Stranded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800000" style:font-name="Embossing Tape 1 BRK" fo:font-size="128pt" fo:letter-spacing="0.111in" fo:font-weight="normal" officeooo:rsid="0017f04a" officeooo:paragraph-rsid="0017f04a" style:font-size-asian="128pt" style:font-weight-asian="normal" style:font-size-complex="128pt" style:font-weight-complex="normal"/>
    </style:style>
    <style:style style:name="P2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800000" style:font-name="Embossing Tape 1 BRK" fo:font-size="128pt" fo:letter-spacing="0.111in" fo:font-weight="normal" officeooo:rsid="001ad622" officeooo:paragraph-rsid="001ad622" style:font-size-asian="128pt" style:font-weight-asian="normal" style:font-size-complex="128pt" style:font-weight-complex="normal"/>
    </style:style>
    <style:style style:name="P3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800000" style:font-name="Embossing Tape 1 BRK" fo:font-size="88pt" fo:letter-spacing="0.111in" fo:font-weight="normal" officeooo:rsid="001ad622" officeooo:paragraph-rsid="001ad622" style:font-size-asian="88pt" style:font-weight-asian="normal" style:font-size-complex="88pt" style:font-weight-complex="normal"/>
    </style:style>
    <style:style style:name="P4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800000" style:font-name="Embossing Tape 1 BRK" fo:font-size="15pt" fo:letter-spacing="0.111in" fo:font-weight="normal" officeooo:rsid="0017f04a" officeooo:paragraph-rsid="0017f04a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800000" style:font-name="Embossing Tape 1 BRK" fo:font-size="22pt" fo:letter-spacing="0.111in" fo:font-weight="normal" officeooo:rsid="001ad622" officeooo:paragraph-rsid="001ad622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800000" style:font-name="Embossing Tape 1 BRK" fo:font-size="18pt" fo:letter-spacing="0.111in" fo:font-weight="normal" officeooo:rsid="001ad622" officeooo:paragraph-rsid="001ad622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page"/>
      <style:text-properties fo:color="#990000" style:font-name="Embossing Tape 3 BRK" fo:font-size="72pt" fo:letter-spacing="0.111in" fo:font-weight="normal" officeooo:rsid="001dc1de" officeooo:paragraph-rsid="001dc1de" style:font-size-asian="72pt" style:font-weight-asian="normal" style:font-size-complex="72pt" style:font-weight-complex="normal"/>
    </style:style>
    <style:style style:name="P8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page"/>
      <style:text-properties fo:color="#990000" style:font-name="Embossing Tape 3 BRK" fo:font-size="14pt" fo:letter-spacing="0.111in" fo:font-weight="normal" officeooo:rsid="001eb618" officeooo:paragraph-rsid="001eb61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page"/>
      <style:text-properties fo:color="#000000" style:font-name="Classic Trash 2 BRK" fo:font-size="28pt" fo:letter-spacing="0.111in" fo:font-weight="normal" officeooo:rsid="001f5b99" officeooo:paragraph-rsid="001f5b99" style:font-size-asian="24.5pt" style:font-weight-asian="normal" style:font-size-complex="28pt" style:font-weight-complex="normal"/>
    </style:style>
    <style:style style:name="P10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990000" style:font-name="Embossing Tape 3 BRK" fo:font-size="14pt" fo:letter-spacing="0.111in" fo:font-weight="normal" officeooo:rsid="001dc1de" officeooo:paragraph-rsid="001dc1d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990000" style:font-name="Embossing Tape 3 BRK" fo:font-size="14pt" fo:letter-spacing="0.111in" fo:font-weight="normal" officeooo:rsid="001eb618" officeooo:paragraph-rsid="001eb61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990000" style:font-name="Embossing Tape 3 BRK" fo:font-size="28pt" fo:letter-spacing="0.111in" fo:font-weight="normal" officeooo:rsid="001dc1de" officeooo:paragraph-rsid="001dc1de" style:font-size-asian="24.5pt" style:font-weight-asian="normal" style:font-size-complex="28pt" style:font-weight-complex="normal"/>
    </style:style>
    <style:style style:name="P13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990000" style:font-name="Embossing Tape 3 BRK" fo:font-size="44pt" fo:letter-spacing="0.111in" fo:font-weight="normal" officeooo:rsid="001dc1de" officeooo:paragraph-rsid="001dc1de" style:font-size-asian="38.5pt" style:font-weight-asian="normal" style:font-size-complex="44pt" style:font-weight-complex="normal"/>
    </style:style>
    <style:style style:name="P14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990000" style:font-name="Embossing Tape 3 BRK" fo:font-size="60pt" fo:letter-spacing="0.111in" fo:font-weight="normal" officeooo:rsid="001dc1de" officeooo:paragraph-rsid="001dc1de" style:font-size-asian="60pt" style:font-weight-asian="normal" style:font-size-complex="60pt" style:font-weight-complex="normal"/>
    </style:style>
    <style:style style:name="P15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Embossing Tape 3 BRK" fo:font-size="300pt" fo:letter-spacing="0.111in" fo:font-weight="normal" officeooo:rsid="001eb618" officeooo:paragraph-rsid="001eb618" style:font-size-asian="300pt" style:font-weight-asian="normal" style:font-size-complex="300pt" style:font-weight-complex="normal"/>
    </style:style>
    <style:style style:name="P16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Embossing Tape 3 BRK" fo:font-size="100pt" fo:letter-spacing="0.111in" fo:font-weight="normal" officeooo:rsid="001f5b99" officeooo:paragraph-rsid="001f5b99" style:font-size-asian="100pt" style:font-weight-asian="normal" style:font-size-complex="100pt" style:font-weight-complex="normal"/>
    </style:style>
    <style:style style:name="P17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Embossing Tape 3 BRK" fo:font-size="44pt" fo:letter-spacing="0.111in" fo:font-weight="normal" officeooo:rsid="001f5b99" officeooo:paragraph-rsid="001f5b99" style:font-size-asian="38.5pt" style:font-weight-asian="normal" style:font-size-complex="44pt" style:font-weight-complex="normal"/>
    </style:style>
    <style:style style:name="P18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Embossing Tape 3 BRK" fo:font-size="80pt" fo:letter-spacing="0.111in" fo:font-weight="normal" officeooo:rsid="001f5b99" officeooo:paragraph-rsid="001f5b99" style:font-size-asian="80pt" style:font-weight-asian="normal" style:font-size-complex="80pt" style:font-weight-complex="normal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Embossing Tape 3 BRK" fo:font-size="54pt" fo:letter-spacing="0.111in" fo:font-weight="normal" officeooo:rsid="001f5b99" officeooo:paragraph-rsid="001f5b99" style:font-size-asian="47.25pt" style:font-weight-asian="normal" style:font-size-complex="54pt" style:font-weight-complex="normal"/>
    </style:style>
    <style:style style:name="P20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Classic Trash 2 BRK" fo:font-size="80pt" fo:letter-spacing="0.111in" fo:font-weight="normal" officeooo:rsid="001f5b99" officeooo:paragraph-rsid="001f5b99" style:font-size-asian="80pt" style:font-weight-asian="normal" style:font-size-complex="80pt" style:font-weight-complex="normal"/>
    </style:style>
    <style:style style:name="P21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Arial Black" fo:font-size="96pt" fo:letter-spacing="0.111in" fo:font-weight="normal" officeooo:rsid="001f5b99" officeooo:paragraph-rsid="001f5b99" style:font-size-asian="96pt" style:font-weight-asian="normal" style:font-size-complex="96pt" style:font-weight-complex="normal"/>
    </style:style>
    <style:style style:name="P22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style:font-name="Arial Black" fo:font-size="32pt" fo:letter-spacing="0.111in" fo:font-weight="normal" officeooo:rsid="001f5b99" officeooo:paragraph-rsid="001f5b99" style:font-size-asian="28pt" style:font-weight-asian="normal" style:font-size-complex="32pt" style:font-weight-complex="normal"/>
    </style:style>
    <style:style style:name="T1" style:family="text">
      <style:text-properties fo:font-size="80pt" style:font-size-asian="80pt" style:font-size-complex="8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1">DO NOT</text:p>
      <text:p text:style-name="P1">DISTURB</text:p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>GO AWAY</text:p>
      <text:p text:style-name="P6"/>
      <text:p text:style-name="P6"/>
      <text:p text:style-name="P6"/>
      <text:p text:style-name="P3">I'm Busy</text:p>
      <text:p text:style-name="P7">VIM IN PROGRESS</text:p>
      <text:p text:style-name="P10">VIM = Very Important Meeting</text:p>
      <text:p text:style-name="P12"/>
      <text:p text:style-name="P13"/>
      <text:p text:style-name="P14">No Interruptions</text:p>
      <text:p text:style-name="P10">* Unless There ARE COOKIES</text:p>
      <text:p text:style-name="P10"/>
      <text:p text:style-name="P8"/>
      <text:p text:style-name="P11"/>
      <text:p text:style-name="P11"/>
      <text:p text:style-name="P15">NO</text:p>
      <text:p text:style-name="P17"/>
      <text:p text:style-name="P17"><text:soft-page-break/></text:p>
      <text:p text:style-name="P16">FUCK OFF,</text:p>
      <text:p text:style-name="P19"/>
      <text:p text:style-name="P18">I'm BEING PRODUCTIVE</text:p>
      <text:p text:style-name="P9"/>
      <text:p text:style-name="P20">LET ME DROP EVERYTHING AND WORK ON YOUR PROBLEM</text:p>
      <text:p text:style-name="P20"/>
      <text:p text:style-name="P22"><text:soft-page-break/></text:p>
      <text:p text:style-name="P21"><text:span text:style-name="T1">HTTP/1.1 503</text:span> GO. 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Bumped BRK" svg:font-family="'Bumped BRK'" style:font-pitch="variable"/>
    <style:font-face style:name="Classic Trash 2 BRK" svg:font-family="'Classic Trash 2 BRK'" style:font-pitch="variable"/>
    <style:font-face style:name="Embossing Tape 1 BRK" svg:font-family="'Embossing Tape 1 BRK'" style:font-pitch="variable"/>
    <style:font-face style:name="Embossing Tape 3 BRK" svg:font-family="'Embossing Tape 3 BRK'" style:font-pitch="variable"/>
    <style:font-face style:name="Grudge BRK" svg:font-family="'Grudge BRK'" style:font-pitch="variable"/>
    <style:font-face style:name="Hyde BRK" svg:font-family="'Hyde BRK'" style:font-pitch="variable"/>
    <style:font-face style:name="Quantum Taper BRK" svg:font-family="'Quantum Taper BRK'" style:font-pitch="variable"/>
    <style:font-face style:name="Stranded BRK" svg:font-family="'Stranded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1.0102in" fo:margin-bottom="0.7783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2:51:34.920028305</meta:creation-date>
    <meta:editing-duration>PT10H23M58S</meta:editing-duration>
    <meta:editing-cycles>5</meta:editing-cycles>
    <meta:generator>LibreOffice/4.4.2.2$Linux_X86_64 LibreOffice_project/40m0$Build-2</meta:generator>
    <meta:print-date>2015-06-15T22:27:50.437225009</meta:print-date>
    <dc:date>2015-06-15T22:38:39.862329265</dc:date>
    <meta:document-statistic meta:table-count="0" meta:image-count="0" meta:object-count="0" meta:page-count="7" meta:paragraph-count="13" meta:word-count="41" meta:character-count="213" meta:non-whitespace-character-count="185"/>
  </office:meta>
</office:document-meta>
</file>